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fo:margin-left="0.161cm" fo:margin-right="11.019cm" table:align="margins"/>
    </style:style>
    <style:style style:name="表2.A" style:family="table-column">
      <style:table-column-properties style:rel-column-width="32032*"/>
    </style:style>
    <style:style style:name="表2.B" style:family="table-column">
      <style:table-column-properties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fo:margin-left="0.161cm" fo:margin-right="8.814cm" table:align="margins"/>
    </style:style>
    <style:style style:name="表3.A" style:family="table-column">
      <style:table-column-properties style:rel-column-width="10269*"/>
    </style:style>
    <style:style style:name="表3.B" style:family="table-column">
      <style:table-column-properties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fo:margin-left="0.161cm" fo:margin-right="11.019cm" table:align="margins"/>
    </style:style>
    <style:style style:name="表5.A" style:family="table-column">
      <style:table-column-properties style:rel-column-width="32032*"/>
    </style:style>
    <style:style style:name="表5.B" style:family="table-column">
      <style:table-column-properties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fo:margin-left="0.161cm" fo:margin-right="8.814cm" table:align="margins"/>
    </style:style>
    <style:style style:name="表6.A" style:family="table-column">
      <style:table-column-properties style:rel-column-width="10269*"/>
    </style:style>
    <style:style style:name="表6.B" style:family="table-column">
      <style:table-column-properties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fo:margin-left="0.161cm" fo:margin-right="11.019cm" table:align="margins"/>
    </style:style>
    <style:style style:name="表8.A" style:family="table-column">
      <style:table-column-properties style:rel-column-width="32032*"/>
    </style:style>
    <style:style style:name="表8.B" style:family="table-column">
      <style:table-column-properties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fo:margin-left="0.161cm" fo:margin-right="11.019cm" table:align="margins"/>
    </style:style>
    <style:style style:name="表9.A" style:family="table-column">
      <style:table-column-properties style:rel-column-width="32032*"/>
    </style:style>
    <style:style style:name="表9.B" style:family="table-column">
      <style:table-column-properties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fo:margin-left="0.161cm" fo:margin-right="8.814cm" table:align="margins"/>
    </style:style>
    <style:style style:name="表10.A" style:family="table-column">
      <style:table-column-properties style:rel-column-width="10269*"/>
    </style:style>
    <style:style style:name="表10.B" style:family="table-column">
      <style:table-column-properties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fo:margin-left="0.161cm" fo:margin-right="11.019cm" table:align="margins"/>
    </style:style>
    <style:style style:name="表12.A" style:family="table-column">
      <style:table-column-properties style:rel-column-width="32032*"/>
    </style:style>
    <style:style style:name="表12.B" style:family="table-column">
      <style:table-column-properties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fo:margin-left="0.161cm" fo:margin-right="8.814cm" table:align="margins"/>
    </style:style>
    <style:style style:name="表13.A" style:family="table-column">
      <style:table-column-properties style:rel-column-width="10269*"/>
    </style:style>
    <style:style style:name="表13.B" style:family="table-column">
      <style:table-column-properties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fo:margin-left="0.161cm" fo:margin-right="11.019cm" table:align="margins"/>
    </style:style>
    <style:style style:name="表15.A" style:family="table-column">
      <style:table-column-properties style:rel-column-width="32032*"/>
    </style:style>
    <style:style style:name="表15.B" style:family="table-column">
      <style:table-column-properties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fo:margin-left="0.161cm" fo:margin-right="8.814cm" table:align="margins"/>
    </style:style>
    <style:style style:name="表16.A" style:family="table-column">
      <style:table-column-properties style:rel-column-width="10269*"/>
    </style:style>
    <style:style style:name="表16.B" style:family="table-column">
      <style:table-column-properties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able_20_Contents" style:list-style-name="L2">
      <style:text-properties style:font-name="Arial1" fo:font-size="11pt" style:language-asian="ja" style:country-asian="JP"/>
    </style:style>
    <style:style style:name="P35" style:family="paragraph" style:parent-style-name="Table_20_Contents" style:list-style-name="L3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 style:language-asian="ja" style:country-asian="JP"/>
    </style:style>
    <style:style style:name="P37" style:family="paragraph" style:parent-style-name="Table_20_Contents" style:list-style-name="L4">
      <style:text-properties style:font-name="Arial1" fo:font-size="11pt"/>
    </style:style>
    <style:style style:name="P3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8" style:family="paragraph" style:parent-style-name="Text_20_body" style:list-style-name="L5"/>
    <style:style style:name="P5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61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6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fo:color="#3366ff" style:language-asian="ja" style:country-asian="JP" style:font-weight-asian="normal"/>
    </style:style>
    <style:style style:name="T18" style:family="text">
      <style:text-properties fo:color="#3366ff" style:language-asian="ja" style:country-asian="JP" style:font-style-asian="normal" style:font-weight-asian="normal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4">どうも</text:span>お疲れさまです。涼しくなり、<text:span text:style-name="T14">ほんとに何よりです</text:span>。</text:p>
      <text:p text:style-name="P9">（ふと、人を送り出す方の心労も大したものだと思いました。今さらながら）</text:p>
      <text:p text:style-name="P7"><text:span text:style-name="T14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4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4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4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（ </text:span><text:span text:style-name="T17">２</text:span><text:span text:style-name="T18"> </text:span><text:span text:style-name="T14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Text_20_body"><text:span text:style-name="T6"/></text:p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9/XX（金）</text:p>
          </table:table-cell>
          <table:table-cell table:style-name="表21.B1" office:value-type="string">
            <text:p text:style-name="P22">9/XX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4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XX XX曜日</text:p>
          </table:table-cell>
        </table:table-row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XXX（XXX）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XXX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XX（金）</text:p>
          </table:table-cell>
          <table:table-cell table:style-name="表25.B1" office:value-type="string">
            <text:p text:style-name="P22">10/XX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XX(月) ~ 2020.10.XX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XX(月) ~ 2020.10.XX(日)</text:p>
      <text:p text:style-name="P10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0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<text:soft-page-break/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0/XX（金）</text:p>
          </table:table-cell>
          <table:table-cell table:style-name="表38.B1" office:value-type="string">
            <text:p text:style-name="P22">10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0.XX(月) ~ 2020.10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XX(月) ~ 2020.10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00858941371480075" text:style-name="L1">
        <text:list-item>
          <text:p text:style-name="P62">image file</text:p>
          <text:list>
            <text:list-item>
              <text:p text:style-name="P62">copy to : C:\WORKS_2\WS\WS_Others\towa_corpo</text:p>
            </text:list-item>
            <text:list-item>
              <text:p text:style-name="P62">change → file name</text:p>
            </text:list-item>
            <text:list-item>
              <text:p text:style-name="P62">DUP</text:p>
            </text:list-item>
            <text:list-item>
              <text:p text:style-name="P62">open the orig with paint</text:p>
            </text:list-item>
            <text:list-item>
              <text:p text:style-name="P62">change size → 25 % (<office:annotation office:name="__Annotation__14902_534617985"><dc:creator>iwabuchi ken</dc:creator><dc:date>2020-02-03T15:01:30.93</dc:date><text:p text:style-name="P64"><text:span text:style-name="T19">680 ==&gt; about</text:span></text:p></office:annotation>40 %, 680KB~<office:annotation-end office:name="__Annotation__14902_534617985"/>)</text:p>
            </text:list-item>
            <text:list-item>
              <text:p text:style-name="P62">close paint</text:p>
            </text:list-item>
          </text:list>
        </text:list-item>
        <text:list-item>
          <text:p text:style-name="P63">email<text:span text:style-name="T16"> </text:span><text:span text:style-name="T15">###</text:span></text:p>
          <text:list>
            <text:list-item>
              <text:p text:style-name="P63">C – N (new mail)</text:p>
            </text:list-item>
            <text:list-item>
              <text:p text:style-name="P63">attach image file</text:p>
            </text:list-item>
            <text:list-item>
              <text:p text:style-name="P63">open in-mail image file</text:p>
            </text:list-item>
            <text:list-item>
              <text:p text:style-name="P63">validate</text:p>
              <text:list>
                <text:list-item>
                  <text:p text:style-name="P63">終了時刻</text:p>
                </text:list-item>
                <text:list-item>
                  <text:p text:style-name="P63">職長サイン</text:p>
                </text:list-item>
              </text:list>
            </text:list-item>
          </text:list>
        </text:list-item>
        <text:list-item>
          <text:p text:style-name="P62">doc</text:p>
          <text:list>
            <text:list-item>
              <text:p text:style-name="P62">prev lines → DUP</text:p>
            </text:list-item>
            <text:list-item>
              <text:p text:style-name="P62">enter data</text:p>
              <text:list>
                <text:list-item>
                  <text:p text:style-name="P63">作業について</text:p>
                  <text:list>
                    <text:list-item>
                      <text:p text:style-name="P62">作業日</text:p>
                    </text:list-item>
                    <text:list-item>
                      <text:p text:style-name="P62">発注者</text:p>
                    </text:list-item>
                    <text:list-item>
                      <text:p text:style-name="P62"><text:soft-page-break/>工事件名</text:p>
                    </text:list-item>
                    <text:list-item>
                      <text:p text:style-name="P63">作業時間</text:p>
                    </text:list-item>
                  </text:list>
                </text:list-item>
                <text:list-item>
                  <text:p text:style-name="P63">タイトル文字列</text:p>
                </text:list-item>
              </text:list>
            </text:list-item>
          </text:list>
        </text:list-item>
        <text:list-item>
          <text:p text:style-name="P47">email</text:p>
          <text:list>
            <text:list-item>
              <text:p text:style-name="P47">C/P</text:p>
              <text:list>
                <text:list-item>
                  <text:p text:style-name="P48">本文</text:p>
                </text:list-item>
                <text:list-item>
                  <text:p text:style-name="P47">subject</text:p>
                </text:list-item>
              </text:list>
            </text:list-item>
            <text:list-item>
              <text:p text:style-name="P47">validate</text:p>
              <text:list>
                <text:list-item>
                  <text:p text:style-name="P62">作業日</text:p>
                </text:list-item>
                <text:list-item>
                  <text:p text:style-name="P62">発注者</text:p>
                </text:list-item>
                <text:list-item>
                  <text:p text:style-name="P62">工事件名</text:p>
                </text:list-item>
                <text:list-item>
                  <text:p text:style-name="P63">作業時間</text:p>
                </text:list-item>
              </text:list>
            </text:list-item>
            <text:list-item>
              <text:p text:style-name="P48">F6 (“To”) → “yoko” &gt; Ret</text:p>
            </text:list-item>
            <text:list-item>
              <text:p text:style-name="P48">C – Ret (send)</text:p>
            </text:list-item>
            <text:list-item>
              <text:p text:style-name="P48">review → sent mail</text:p>
              <text:list>
                <text:list-item>
                  <text:p text:style-name="P48">送信先</text:p>
                </text:list-item>
                <text:list-item>
                  <text:p text:style-name="P48">日付</text:p>
                  <text:list>
                    <text:list-item>
                      <text:p text:style-name="P48">日報に書いた日付</text:p>
                    </text:list-item>
                    <text:list-item>
                      <text:p text:style-name="P48">メールの「件名」の日付（日報のそれと同じか？）</text:p>
                    </text:list-item>
                  </text:list>
                </text:list-item>
                <text:list-item>
                  <text:p text:style-name="P48">サイン</text:p>
                  <text:list>
                    <text:list-item>
                      <text:p text:style-name="P48">職長</text:p>
                    </text:list-item>
                    <text:list-item>
                      <text:p text:style-name="P48">発注者</text:p>
                    </text:list-item>
                  </text:list>
                </text:list-item>
                <text:list-item>
                  <text:p text:style-name="P48">時間</text:p>
                  <text:list>
                    <text:list-item>
                      <text:p text:style-name="P48">開始</text:p>
                    </text:list-item>
                    <text:list-item>
                      <text:p text:style-name="P48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doc</text:p>
          <text:list>
            <text:list-item>
              <text:p text:style-name="P48"><text:soft-page-break/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3938799001554922109" text:style-name="L2">
              <text:list-item>
                <text:p text:style-name="P34">copy</text:p>
                <text:list>
                  <text:list-item>
                    <text:p text:style-name="P34">from C:\WORKS_2\WS\WS_Cake_IFM11\iphone_to_upload</text:p>
                  </text:list-item>
                  <text:list-item>
                    <text:p text:style-name="P34">to <text:s/>==&gt; C:\WORKS_2\WS\WS_Others\towa_corpo</text:p>
                  </text:list-item>
                </text:list>
              </text:list-item>
              <text:list-item>
                <text:p text:style-name="P34">name ==&gt; change</text:p>
                <text:list>
                  <text:list-item>
                    <text:p text:style-name="P34">【作業員　岩淵謙 <text:s/>日報連絡】 2020.7.4.土 2020.7.6.月.jpg</text:p>
                  </text:list-item>
                </text:list>
              </text:list-item>
              <text:list-item>
                <text:p text:style-name="P34">open file (f1)</text:p>
              </text:list-item>
              <text:list-item>
                <text:p text:style-name="P34">DUP</text:p>
              </text:list-item>
              <text:list-item>
                <text:p text:style-name="P34">f1 ==&gt; paint</text:p>
              </text:list-item>
              <text:list-item>
                <text:p text:style-name="P34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7564917189925951716" text:style-name="L3">
              <text:list-item>
                <text:p text:style-name="P35">DUP : 交通費請求書.用紙.orig.jpg</text:p>
              </text:list-item>
              <text:list-item>
                <text:p text:style-name="P35">name ==&gt; change : 【作業員　岩淵謙 <text:s/>交通費請求書】 2020.7.6(月) ~ 2020.7.12(日).jpg</text:p>
              </text:list-item>
              <text:list-item>
                <text:p text:style-name="P35">open file</text:p>
              </text:list-item>
              <text:list-item>
                <text:p text:style-name="P35">M – o &gt; ↓ &gt; Ret (paint)</text:p>
              </text:list-item>
              <text:list-item>
                <text:p text:style-name="P35">入力</text:p>
              </text:list-item>
              <text:list-item>
                <text:p text:style-name="P35">DUP</text:p>
              </text:list-item>
              <text:list-item>
                <text:p text:style-name="P35">M – o &gt; “70” &gt; Ret (size change)</text:p>
              </text:list-item>
              <text:list-item>
                <text:p text:style-name="P3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101225246621678827" text:style-name="L4">
              <text:list-item>
                <text:p text:style-name="P37">start mailer</text:p>
              </text:list-item>
              <text:list-item>
                <text:p text:style-name="P37">new mail</text:p>
              </text:list-item>
              <text:list-item>
                <text:p text:style-name="P37">C – S – a &gt; choose file &gt; Ret (append)</text:p>
              </text:list-item>
              <text:list-item>
                <text:p text:style-name="P37">open ==&gt; appended files (<text:span text:style-name="T14">日報、交通費)</text:span></text:p>
              </text:list-item>
              <text:list-item>
                <text:p text:style-name="P36">C/P</text:p>
                <text:list>
                  <text:list-item>
                    <text:p text:style-name="P36">本文</text:p>
                  </text:list-item>
                  <text:list-item>
                    <text:p text:style-name="P36">タイトル</text:p>
                  </text:list-item>
                </text:list>
              </text:list-item>
              <text:list-item>
                <text:p text:style-name="P36">“send” : “yoko” &gt; Ret (autofill)</text:p>
              </text:list-item>
              <text:list-item>
                <text:p text:style-name="P36">validate</text:p>
                <text:list>
                  <text:list-item>
                    <text:p text:style-name="P36">append ==&gt; 2 files</text:p>
                  </text:list-item>
                  <text:list-item>
                    <text:p text:style-name="P36">subject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6">C – Ret (send)</text:p>
              </text:list-item>
              <text:list-item>
                <text:p text:style-name="P36">validate</text:p>
                <text:list>
                  <text:list-item>
                    <text:p text:style-name="P36">attached files</text:p>
                  </text:list-item>
                  <text:list-item>
                    <text:p text:style-name="P36">宛先</text:p>
                  </text:list-item>
                  <text:list-item>
                    <text:p text:style-name="P36">タイトル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</text:p>
                      </text:list-item>
                    </text:list>
                  </text:list-item>
                  <text:list-item>
                    <text:p text:style-name="P36">本文</text:p>
                    <text:list>
                      <text:list-item>
                        <text:p text:style-name="P36"><text:soft-page-break/>送るものについての文。</text:p>
                      </text:list-item>
                      <text:list-item>
                        <text:p text:style-name="P3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8646194286701091971" text:style-name="L5">
        <text:list-item>
          <text:p text:style-name="P59">close</text:p>
          <text:list>
            <text:list-item>
              <text:p text:style-name="P59">image files</text:p>
            </text:list-item>
            <text:list-item>
              <text:p text:style-name="P59">folders</text:p>
            </text:list-item>
            <text:list-item>
              <text:p text:style-name="P59">apps</text:p>
              <text:list>
                <text:list-item>
                  <text:p text:style-name="P59">paint</text:p>
                </text:list-item>
                <text:list-item>
                  <text:p text:style-name="P59">mailer</text:p>
                </text:list-item>
              </text:list>
            </text:list-item>
          </text:list>
        </text:list-item>
        <text:list-item>
          <text:p text:style-name="P59">validate</text:p>
          <text:list>
            <text:list-item>
              <text:p text:style-name="P59">mail ==&gt; move to “sent” box</text:p>
            </text:list-item>
          </text:list>
        </text:list-item>
        <text:list-item>
          <text:p text:style-name="P59">prep next</text:p>
          <text:list>
            <text:list-item>
              <text:p text:style-name="P58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0-16T16:34:01.65</dc:date>
    <dc:creator>iwabuchi ken</dc:creator>
    <meta:editing-duration>PT19H55M23S</meta:editing-duration>
    <meta:editing-cycles>129</meta:editing-cycles>
    <meta:generator>OpenOffice/4.1.3$Win32 OpenOffice.org_project/413m1$Build-9783</meta:generator>
    <meta:document-statistic meta:table-count="33" meta:image-count="0" meta:object-count="0" meta:page-count="13" meta:paragraph-count="517" meta:word-count="3099" meta:character-count="7003"/>
  </office:meta>
</office:document-meta>
</file>